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paragraph-rsid="00138690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15728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paragraph-rsid="00138690" style:font-size-asian="14pt" style:font-weight-asian="bold" style:font-size-complex="14pt" style:font-weight-complex="bold"/>
    </style:style>
    <style:style style:name="T1" style:family="text">
      <style:text-properties officeooo:rsid="00138690"/>
    </style:style>
    <style:style style:name="T2" style:family="text">
      <style:text-properties officeooo:rsid="00157280"/>
    </style:style>
    <style:style style:name="T3" style:family="text">
      <style:text-properties officeooo:rsid="0016c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finição If e Else:</text:span></text:p>
      <text:p text:style-name="P3"><text:span text:style-name="T1"/></text:p>
      <text:p text:style-name="P1"><text:span text:style-name="T1"><text:tab/>If é uma estrutura de controle utilizada para analisar uma condição lógica de comparação, e respectivamente executar ou não um determinado processo dependente da resposta referente a condição lógica. </text:span></text:p>
      <text:p text:style-name="P1"><text:span text:style-name="T1"><text:tab/></text:span></text:p>
      <text:p text:style-name="P1"><text:span text:style-name="T1"><text:tab/>Else é um complemento do comando if, que é executado caso a comparação feita na sintaxe if, for negativa. </text:span></text:p>
      <text:p text:style-name="P2"><text:span text:style-name="T2"/></text:p>
      <text:p text:style-name="P2"><text:span text:style-name="T2">if (a==0)</text:span></text:p>
      <text:p text:style-name="P2"><text:span text:style-name="T2">{</text:span></text:p>
      <text:p text:style-name="P2"><text:span text:style-name="T2">document.getElementById(“saida”).innerHTML=”Bom dia”;</text:span></text:p>
      <text:p text:style-name="P2"><text:span text:style-name="T2">}</text:span></text:p>
      <text:p text:style-name="P2"><text:span text:style-name="T2">else</text:span></text:p>
      <text:p text:style-name="P2"><text:span text:style-name="T2">{</text:span></text:p>
      <text:p text:style-name="P2"><text:span text:style-name="T2">document.getElementById(“saida”).innerHTML=”Boa noite”;</text:span></text:p>
      <text:p text:style-name="P2"><text:span text:style-name="T2">}</text:span></text:p>
      <text:p text:style-name="P2"><text:span text:style-name="T2"/></text:p>
      <text:p text:style-name="P2"><text:span text:style-name="T2"><text:tab/>Nesse exemplo se a variável “a” for igual a 0, o comando document.getElementById(“saida”).innerHTML=”Bom dia”; é executado e como nota-se no próprio comando, a mensagem “Bom dia” aparecerá na página </text:span><text:span text:style-name="T3">no id chamado saída </text:span></text:p>
      <text:p text:style-name="P2"><text:span text:style-name="T2"/></text:p>
      <text:p text:style-name="P2"><text:span text:style-name="T2"><text:tab/>Se a variável “a” for diferente de 0, o comando document.getElementById(“saida”).innerHTML=”Boa noite”; é executado e como nota-se no próprio comando a mensagem”Boa noite” aparecerá na página </text:span><text:span text:style-name="T3">no id chamado saída</text:span><text:span text:style-name="T2">. <text:s/>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1:12:19.38</meta:creation-date>
    <dc:date>2016-08-01T11:50:25.99</dc:date>
    <meta:editing-duration>P0D</meta:editing-duration>
    <meta:editing-cycles>1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4" meta:word-count="126" meta:character-count="889" meta:non-whitespace-character-count="766"/>
  </office:meta>
</office:document-meta>
</file>